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const int ldrPin = A0;<text:s/></text:p>
      <text:p text:style-name="Normal">const int ledPin = 9; <text:s/></text:p>
      <text:p text:style-name="Normal"/>
      <text:p text:style-name="Normal">void setup() {</text:p>
      <text:p text:style-name="Normal"><text:s text:c="2"/>pinMode(ldrPin, INPUT); <text:s/></text:p>
      <text:p text:style-name="Normal"><text:s text:c="2"/>pinMode(ledPin, OUTPUT); <text:s text:c="2"/></text:p>
      <text:p text:style-name="Normal"><text:s text:c="2"/>Serial.begin(9600); <text:s text:c="7"/></text:p>
      <text:p text:style-name="Normal">}</text:p>
      <text:p text:style-name="Normal"/>
      <text:p text:style-name="Normal">void loop() {</text:p>
      <text:p text:style-name="Normal"><text:s text:c="2"/>int ldrValue = analogRead(ldrPin);<text:s/></text:p>
      <text:p text:style-name="Normal"><text:s text:c="2"/>Serial.print("LDR value: ");</text:p>
      <text:p text:style-name="Normal"><text:s text:c="2"/>Serial.println(ldrValue); <text:s text:c="9"/></text:p>
      <text:p text:style-name="Normal"/>
      <text:p text:style-name="Normal"><text:s text:c="2"/>if (ldrValue &gt; 500) {</text:p>
      <text:p text:style-name="Normal"><text:s text:c="4"/>digitalWrite(ledPin, HIGH); <text:s/></text:p>
      <text:p text:style-name="Normal"><text:s text:c="2"/>} else {</text:p>
      <text:p text:style-name="Normal"><text:s text:c="4"/>digitalWrite(ledPin, LOW); <text:s text:c="2"/></text:p>
      <text:p text:style-name="Normal"><text:s text:c="2"/>}</text:p>
      <text:p text:style-name="Normal"><text:s text:c="2"/></text:p>
      <text:p text:style-name="Normal"><text:s text:c="2"/>delay(100);<text:s/>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velin Ivanov</meta:initial-creator>
    <dc:creator>Ivelin Ivanov</dc:creator>
    <meta:creation-date>2024-03-20T22:01:00Z</meta:creation-date>
    <dc:date>2024-03-20T22:04:00Z</dc:date>
    <meta:template xlink:href="Normal" xlink:type="simple"/>
    <meta:editing-cycles>1</meta:editing-cycles>
    <meta:editing-duration>PT180S</meta:editing-duration>
    <meta:document-statistic meta:page-count="1" meta:paragraph-count="1" meta:word-count="60" meta:character-count="403" meta:row-count="2" meta:non-whitespace-character-count="344"/>
  </office:meta>
</office:document-meta>
</file>